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347b" officeooo:paragraph-rsid="0006347b"/>
    </style:style>
    <style:style style:name="P2" style:family="paragraph" style:parent-style-name="Footnote">
      <style:paragraph-properties fo:margin-left="0cm" fo:margin-right="0cm" fo:text-align="start" style:justify-single-word="false" fo:text-indent="0cm" style:auto-text-indent="false"/>
      <style:text-properties fo:color="#6600cc" style:font-name="Calibri" fo:font-style="normal" officeooo:rsid="0246de1f" officeooo:paragraph-rsid="000b8e7f" style:font-style-asian="normal" style:font-style-complex="normal"/>
    </style:style>
    <style:style style:name="P3" style:family="paragraph" style:parent-style-name="Footnote" style:list-style-name="L1">
      <style:paragraph-properties fo:text-align="start" style:justify-single-word="false"/>
      <style:text-properties fo:color="#6600cc" style:font-name="Calibri" fo:font-style="italic" officeooo:rsid="00e57f6b" officeooo:paragraph-rsid="000b8e7f" style:font-style-asian="italic" style:font-style-complex="italic"/>
    </style:style>
    <style:style style:name="P4" style:family="paragraph" style:parent-style-name="Footnote" style:list-style-name="L1">
      <style:paragraph-properties fo:text-align="start" style:justify-single-word="false"/>
      <style:text-properties fo:color="#6600cc" style:font-name="Calibri" fo:font-style="italic" officeooo:rsid="00e8e2e7" officeooo:paragraph-rsid="000b8e7f" style:font-style-asian="italic" style:font-style-complex="italic"/>
    </style:style>
    <style:style style:name="P5" style:family="paragraph" style:parent-style-name="Footnote" style:list-style-name="L1">
      <style:paragraph-properties fo:text-align="start" style:justify-single-word="false"/>
      <style:text-properties fo:color="#6600cc" style:font-name="Calibri" fo:font-style="normal" fo:font-weight="normal" officeooo:rsid="00cd7a09" officeooo:paragraph-rsid="000b8e7f" style:font-style-asian="normal" style:font-weight-asian="normal" style:font-style-complex="normal" style:font-weight-complex="normal"/>
    </style:style>
    <style:style style:name="P6" style:family="paragraph" style:parent-style-name="Footnote" style:list-style-name="L1">
      <style:paragraph-properties fo:text-align="start" style:justify-single-word="false"/>
      <style:text-properties fo:color="#6600cc" style:font-name="Calibri" fo:font-style="normal" fo:font-weight="normal" officeooo:rsid="00ea7248" officeooo:paragraph-rsid="000dc91f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text-properties officeooo:rsid="000b8e7f" officeooo:paragraph-rsid="000b8e7f"/>
    </style:style>
    <style:style style:name="P8" style:family="paragraph" style:parent-style-name="Standard" style:list-style-name="L1">
      <style:text-properties officeooo:rsid="0006347b" officeooo:paragraph-rsid="0006347b"/>
    </style:style>
    <style:style style:name="P9" style:family="paragraph" style:parent-style-name="Standard" style:list-style-name="L1">
      <style:text-properties officeooo:rsid="0006347b" officeooo:paragraph-rsid="00076ce4"/>
    </style:style>
    <style:style style:name="P10" style:family="paragraph" style:parent-style-name="Standard" style:list-style-name="L1">
      <style:text-properties fo:color="#6600cc" officeooo:rsid="0006347b" officeooo:paragraph-rsid="00076ce4"/>
    </style:style>
    <style:style style:name="P11" style:family="paragraph" style:parent-style-name="Standard" style:list-style-name="L1">
      <style:text-properties fo:color="#6600cc" officeooo:rsid="000b8e7f" officeooo:paragraph-rsid="000b8e7f"/>
    </style:style>
    <style:style style:name="P12" style:family="paragraph" style:parent-style-name="Standard" style:list-style-name="L1">
      <style:text-properties fo:color="#000000" fo:font-style="normal" officeooo:rsid="0009f55a" officeooo:paragraph-rsid="0009f55a" style:font-style-asian="normal" style:font-style-complex="normal"/>
    </style:style>
    <style:style style:name="P13" style:family="paragraph" style:parent-style-name="Standard" style:list-style-name="L1">
      <style:text-properties fo:color="#000000" fo:font-style="normal" fo:font-weight="normal" officeooo:rsid="00cd7a09" officeooo:paragraph-rsid="00076ce4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text-properties fo:color="#000000" officeooo:rsid="000b8e7f" officeooo:paragraph-rsid="000b8e7f"/>
    </style:style>
    <style:style style:name="P15" style:family="paragraph" style:parent-style-name="Standard" style:list-style-name="L1">
      <style:text-properties fo:color="#000000" fo:font-style="italic" fo:font-weight="normal" officeooo:rsid="00cd7a09" officeooo:paragraph-rsid="00076ce4" style:font-style-asian="italic" style:font-weight-asian="normal" style:font-style-complex="italic" style:font-weight-complex="normal"/>
    </style:style>
    <style:style style:name="P16" style:family="paragraph" style:parent-style-name="Standard" style:list-style-name="L1">
      <style:text-properties fo:color="#000000" fo:font-style="italic" fo:font-weight="normal" officeooo:rsid="00cd7a09" officeooo:paragraph-rsid="0006347b" style:font-style-asian="italic" style:font-weight-asian="normal" style:font-style-complex="italic" style:font-weight-complex="normal"/>
    </style:style>
    <style:style style:name="P17" style:family="paragraph" style:parent-style-name="Standard" style:list-style-name="L1">
      <style:text-properties fo:color="#000000" officeooo:rsid="0006347b" officeooo:paragraph-rsid="0006347b"/>
    </style:style>
    <style:style style:name="P18" style:family="paragraph" style:parent-style-name="Text_20_body" style:list-style-name="L1">
      <style:paragraph-properties fo:text-align="start" style:justify-single-word="false"/>
      <style:text-properties fo:color="#800000" style:font-name="Calibri" fo:font-style="italic" officeooo:rsid="0245cd35" officeooo:paragraph-rsid="000b8e7f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cd7a09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cd7a09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ea7248" style:font-style-asian="normal" style:font-weight-asian="normal" style:font-style-complex="normal" style:font-weight-complex="normal"/>
    </style:style>
    <style:style style:name="T8" style:family="text">
      <style:text-properties fo:color="#6600cc" fo:font-style="normal" fo:font-weight="normal" officeooo:rsid="00cd7a09" style:font-style-asian="normal" style:font-weight-asian="normal" style:font-style-complex="normal" style:font-weight-complex="normal"/>
    </style:style>
    <style:style style:name="T9" style:family="text">
      <style:text-properties fo:color="#6600cc" fo:font-weight="normal" officeooo:rsid="00cd7a09" style:font-weight-asian="normal" style:font-weight-complex="normal"/>
    </style:style>
    <style:style style:name="T10" style:family="text">
      <style:text-properties fo:font-weight="normal" officeooo:rsid="00cd7a09" style:font-weight-asian="normal" style:font-weight-complex="normal"/>
    </style:style>
    <style:style style:name="T11" style:family="text">
      <style:text-properties fo:color="#000000" fo:font-style="italic" fo:font-weight="normal" officeooo:rsid="00cd7a09" style:font-style-asian="italic" style:font-weight-asian="normal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fia </text:p>
      <text:p text:style-name="P1"/>
      <text:list xml:id="list2763985583234978084" text:style-name="L1">
        <text:list-item>
          <text:p text:style-name="P7">Giorgetti, Deodato, Malpassi: <text:span text:style-name="T1">Occlusione vs oculomotricità: stato dell’arte</text:span></text:p>
        </text:list-item>
        <text:list-item>
          <text:p text:style-name="P8"><text:span text:style-name="T4">Angelo Bairati </text:span><text:span text:style-name="T1">Trattato di anatomia umana – sistema nervoso periferico, organi di senso, apparato tegumentario </text:span><text:span text:style-name="T4">II edizione, Volume III Edizioni Minerva Medica</text:span></text:p>
        </text:list-item>
        <text:list-item>
          <text:p text:style-name="P8"><text:span text:style-name="T4">G.C. Balboni, A. Bastianini, E. Brizzi, L. Comparini, G. Filogamo, G. Giordano-Lanza, C. E. Grossi, F. A. Manzoli, G. Marinozzi, P. Motta, G. E. Orlandini, A. Passaponti, E. Reale, A. Ruggeri, A. Santoro, D. Zaccheo </text:span><text:span text:style-name="T1">“Anatomia Umana 3” </text:span><text:span text:style-name="T4">edizioni edi.ermes</text:span></text:p>
        </text:list-item>
        <text:list-item>
          <text:p text:style-name="P10"><text:span text:style-name="T4">William J. Benjamin </text:span><text:span text:style-name="T1">Borish’s Clinical Refraction </text:span><text:span text:style-name="T5">Butterworth Heinemann Elsevier</text:span></text:p>
        </text:list-item>
        <text:list-item>
          <text:p text:style-name="P9"><text:span text:style-name="T5">A. Cuccia, C. Caradonna “</text:span><text:span text:style-name="T2">The relationship between the stomatognathic system and body posture</text:span><text:span text:style-name="T5">” 2009</text:span></text:p>
        </text:list-item>
        <text:list-item>
          <text:p text:style-name="P9"><text:span text:style-name="T5">Philippe Caiazzo “</text:span><text:span text:style-name="T2">TOP terapia osteopatico-posturale</text:span><text:span text:style-name="T5">” edizioni Marrapese editore-Roma</text:span></text:p>
        </text:list-item>
        <text:list-item>
          <text:p text:style-name="P8"><text:span text:style-name="T6">R. Ciancaglini, R. Gelmetti, E. Lazzari “</text:span><text:span text:style-name="T3">Evoluzione degli studi sulla relazione tra occlusione e postura</text:span><text:span text:style-name="T6">” da Mondo Ortodontico gennaio 2008</text:span></text:p>
        </text:list-item>
        <text:list-item>
          <text:p text:style-name="P8"><text:span text:style-name="T6">Rhoda P. Erhard, </text:span><text:span text:style-name="T11">“Developmental Visual Dysfunction: Models for Assessment and Management</text:span><text:span text:style-name="T6">” (capitolo 3) Erhardt Developmental Products 1990.</text:span></text:p>
        </text:list-item>
        <text:list-item>
          <text:p text:style-name="P11"><text:span text:style-name="T6">Mautone Salvatore: </text:span><text:span text:style-name="T3">Sistema Tonico posturale: il direttore d’orchestra!</text:span></text:p>
        </text:list-item>
        <text:list-item>
          <text:p text:style-name="P8">David B. Elliott <text:span text:style-name="T1">Clinical procedures in primary eye care</text:span> Elsevier Saunders Fourth Edition. 2014</text:p>
        </text:list-item>
        <text:list-item>
          <text:p text:style-name="P12"><text:span text:style-name="T10">Dr. Piero Silvestrini Biavati </text:span><text:span text:style-name="T3">La postura del capo nella patogenesi dello squilibrio posturale, ruolo dell occlusione dentale e del sistema visivo</text:span></text:p>
        </text:list-item>
        <text:list-item>
          <text:p text:style-name="P3"><text:span text:style-name="T6">A. Silverstrini-Biavati, M. Migliorati, E.Demarziani, S. Tecco, P. Silverstrini-Biavati. A. Polimeni, M. Saccucci </text:span><text:span text:style-name="T10">Clinical association between teeth malocclusions, wrong posture and ocular convergence disorders: an epidemiological investigation on primary school children. </text:span><text:span text:style-name="T6">2013</text:span></text:p>
        </text:list-item>
        <text:list-item>
          <text:p text:style-name="P5">G. Bilello, D. Caradonna, C. Caradonna, A.M. Cuccia, A. Manzella Correlazione tra i sistemi stomatognatico e oculomotore nel determinismo della postura 2008</text:p>
        </text:list-item>
        <text:list-item>
          <text:p text:style-name="P4"><text:span text:style-name="T6">A. Monaco, </text:span><text:span text:style-name="T7">F</text:span><text:span text:style-name="T6">. Sgolastra, A. Petrucci, </text:span><text:span text:style-name="T7">I. Ciarrocchi, </text:span><text:span text:style-name="T6">PD. D’Andrea, </text:span><text:span text:style-name="T7">S. Necozione</text:span><text:span text:style-name="T6"> Prevalence of </text:span><text:span text:style-name="T7">vision problem </text:span><text:span text:style-name="T6">in a </text:span><text:span text:style-name="T7">Hospital-based</text:span><text:span text:style-name="T6"> pediatric population with malocclusions </text:span><text:span text:style-name="T7">2013</text:span></text:p>
          <text:p text:style-name="P6"/>
        </text:list-item>
        <text:list-item>
          <text:p text:style-name="P14"><text:span text:style-name="T6">Bruno Garuﬀo</text:span><text:span text:style-name="T3">: Materiale Didattico del corso Tecniche Fisiche per l’Optometria Generale II modulo, 2014-2015</text:span></text:p>
        </text:list-item>
        <text:list-item>
          <text:p text:style-name="P14"><text:span text:style-name="T6">Marzia Lecchi</text:span><text:span text:style-name="T3">: Materiale Didattico del corso Fisiologia Generale ed Oculare II modulo, 2013-2014.</text:span></text:p>
        </text:list-item>
        <text:list-item>
          <text:p text:style-name="P15">Mauro Faini “Lezioni di optometria”</text:p>
        </text:list-item>
        <text:list-item>
          <text:p text:style-name="P17"><text:span text:style-name="T6">Corinna Galbero tesi di laurea in Ottica e Optometria dell’Università di Padova</text:span><text:span text:style-name="T3"> Influenza della dominanza oculare sull’equilibrio posturale in soggetti giovani</text:span></text:p>
        </text:list-item>
        <text:list-item>
          <text:p text:style-name="P16">Alice Delbono tesi di laurea in Logopedia: “Correlazione tra squilibrio muscolare oro-facciale e disfunzioni di interesse osteopatico: studio su 21 soggetti”. 2015</text:p>
        </text:list-item>
        <text:list-item>
          <text:p text:style-name="P17"><text:span text:style-name="T6">Maria Cristina Fresa, tesi di laurea in Medicina e Chirurgia dell’Università di Pisa, specializzazione in Medicina fisica e riabilitativa </text:span><text:span text:style-name="T3">Deglutizione fisiologica, deglutizione disfunzionale, significato neurofisiologico della deglutizione e sua interferenza sulla postura. 2011</text:span></text:p>
        </text:list-item>
        <text:list-item>
          <text:p text:style-name="P13">http://www.gruppocdc.it/pazienti/prestazioni/laboratorio-analisi-cliniche/chimica-clinica-tossicologica/7-cdc/cdc-ita/314-trattamento-dello-squilibrio-muscolare-oro-facciale</text:p>
        </text:list-item>
        <text:list-item>
          <text:p text:style-name="P13"><text:s/>https://alessandrogarlinzoni.wordpress.com/2016/10/28/perche-locchio-influenza-la-postura/</text:p>
        </text:list-item>
        <text:list-item>
          <text:p text:style-name="P18"><text:span text:style-name="T8">G. Pantelao S</text:span><text:span text:style-name="T9">istema visivo e postura (</text:span><text:a xlink:type="simple" xlink:href="http://www.posturologiaweb-it.it/postura-e-sistema-visivo/" text:style-name="Internet_20_link" text:visited-style-name="Visited_20_Internet_20_Link"><text:span text:style-name="T8">http://www.posturologiaweb-it.it/postura-e-sistema-visivo/</text:span></text:a><text:span text:style-name="T9">)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21:44:39.124000000</meta:creation-date>
    <dc:date>2017-03-10T02:31:18.079000000</dc:date>
    <meta:editing-duration>PT1H2M3S</meta:editing-duration>
    <meta:editing-cycles>6</meta:editing-cycles>
    <meta:generator>LibreOffice/5.2.1.2$Windows_x86 LibreOffice_project/31dd62db80d4e60af04904455ec9c9219178d620</meta:generator>
    <meta:document-statistic meta:table-count="0" meta:image-count="0" meta:object-count="0" meta:page-count="1" meta:paragraph-count="24" meta:word-count="399" meta:character-count="3214" meta:non-whitespace-character-count="2859"/>
  </office:meta>
</office:document-meta>
</file>